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8157" officeooo:paragraph-rsid="00178157"/>
    </style:style>
    <style:style style:name="T1" style:family="text">
      <style:text-properties style:font-name="Liberation Serif1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DCS Quality Control Form</text:p>
      <text:p text:style-name="P1"/>
      <text:p text:style-name="P1">Device output current is __ . ____ mA </text:p>
      <text:p text:style-name="P1">(acceptable tolerance 2.00mA ± 80<text:span text:style-name="T1">μ</text:span><text:span text:style-name="T2">A)</text:span></text:p>
      <text:p text:style-name="P1"><text:span text:style-name="T2"/></text:p>
      <text:p text:style-name="P1"><text:span text:style-name="T2">Device output current with primary current regulator temporarily shorted is __ . ____ mA </text:span></text:p>
      <text:p text:style-name="P1"><text:span text:style-name="T2">(acceptable tolerance 5.5mA ± 750</text:span><text:span text:style-name="T1">μ</text:span><text:span text:style-name="T2">A)</text:span></text:p>
      <text:p text:style-name="P1"><text:span text:style-name="T2"/></text:p>
      <text:p text:style-name="P1"><text:span text:style-name="T3">Device power LED ceases to light, indicating low voltage condition, when battery voltage falls below</text:span><text:span text:style-name="T2"> ____ V</text:span></text:p>
      <text:p text:style-name="P1"><text:span text:style-name="T2">(acceptable tolerance 25V ± 4V)</text:span></text:p>
      <text:p text:style-name="P1"><text:span text:style-name="T2"/></text:p>
      <text:p text:style-name="P1">tDCS Quality Control Form</text:p>
      <text:p text:style-name="P1"/>
      <text:p text:style-name="P1">Device output current is __ . ____ mA </text:p>
      <text:p text:style-name="P1">(acceptable tolerance 2.00mA ± 80<text:span text:style-name="T1">μ</text:span><text:span text:style-name="T2">A)</text:span></text:p>
      <text:p text:style-name="P1"><text:span text:style-name="T2"/></text:p>
      <text:p text:style-name="P1"><text:span text:style-name="T2">Device output current with primary current regulator temporarily shorted is __ . ____ mA </text:span></text:p>
      <text:p text:style-name="P1"><text:span text:style-name="T2">(acceptable tolerance 5.5mA ± 750</text:span><text:span text:style-name="T1">μ</text:span><text:span text:style-name="T2">A)</text:span></text:p>
      <text:p text:style-name="P1"><text:span text:style-name="T2"/></text:p>
      <text:p text:style-name="P1"><text:span text:style-name="T3">Device power LED ceases to light, indicating low voltage condition, when battery voltage falls below</text:span><text:span text:style-name="T2"> ____ V</text:span></text:p>
      <text:p text:style-name="P1"><text:span text:style-name="T2">(acceptable tolerance 25V ± 4V)</text:span></text:p>
      <text:p text:style-name="P1"><text:span text:style-name="T2"/></text:p>
      <text:p text:style-name="P1">tDCS Quality Control Form</text:p>
      <text:p text:style-name="P1"/>
      <text:p text:style-name="P1">Device output current is __ . ____ mA </text:p>
      <text:p text:style-name="P1">(acceptable tolerance 2.00mA ± 80<text:span text:style-name="T1">μ</text:span><text:span text:style-name="T2">A)</text:span></text:p>
      <text:p text:style-name="P1"><text:span text:style-name="T2"/></text:p>
      <text:p text:style-name="P1"><text:span text:style-name="T2">Device output current with primary current regulator temporarily shorted is __ . ____ mA </text:span></text:p>
      <text:p text:style-name="P1"><text:span text:style-name="T2">(acceptable tolerance 5.5mA ± 750</text:span><text:span text:style-name="T1">μ</text:span><text:span text:style-name="T2">A)</text:span></text:p>
      <text:p text:style-name="P1"><text:span text:style-name="T2"/></text:p>
      <text:p text:style-name="P1"><text:span text:style-name="T3">Device power LED ceases to light, indicating low voltage condition, when battery voltage falls below</text:span><text:span text:style-name="T2"> ____ V</text:span></text:p>
      <text:p text:style-name="P1"><text:span text:style-name="T2">(acceptable tolerance 25V ± 4V)</text:span></text:p>
      <text:p text:style-name="P1"><text:span text:style-name="T2"/></text:p>
      <text:p text:style-name="P1">tDCS Quality Control Form</text:p>
      <text:p text:style-name="P1"/>
      <text:p text:style-name="P1">Device output current is __ . ____ mA </text:p>
      <text:p text:style-name="P1">(acceptable tolerance 2.00mA ± 80<text:span text:style-name="T1">μ</text:span><text:span text:style-name="T2">A)</text:span></text:p>
      <text:p text:style-name="P1"><text:span text:style-name="T2"/></text:p>
      <text:p text:style-name="P1"><text:span text:style-name="T2">Device output current with primary current regulator temporarily shorted is __ . ____ mA </text:span></text:p>
      <text:p text:style-name="P1"><text:span text:style-name="T2">(acceptable tolerance 5.5mA ± 750</text:span><text:span text:style-name="T1">μ</text:span><text:span text:style-name="T2">A)</text:span></text:p>
      <text:p text:style-name="P1"><text:span text:style-name="T2"/></text:p>
      <text:p text:style-name="P1"><text:span text:style-name="T3">Device power LED ceases to light, indicating low voltage condition, when battery voltage falls below</text:span><text:span text:style-name="T2"> ____ V</text:span></text:p>
      <text:p text:style-name="P1"><text:span text:style-name="T2">(acceptable tolerance 25V ± 4V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2:53:18.361000000</meta:creation-date>
    <dc:date>2016-01-19T13:00:29.313000000</dc:date>
    <meta:editing-duration>PT7M18S</meta:editing-duration>
    <meta:editing-cycles>1</meta:editing-cycles>
    <meta:document-statistic meta:table-count="0" meta:image-count="0" meta:object-count="0" meta:page-count="1" meta:paragraph-count="28" meta:word-count="232" meta:character-count="1448" meta:non-whitespace-character-count="1236"/>
    <meta:generator>LibreOffice/4.4.4.3$Windows_x86 LibreOffice_project/2c39ebcf046445232b798108aa8a7e7d89552ea8</meta:generator>
  </office:meta>
</office:document-meta>
</file>